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D0000017DE614FDE82A9CFA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ff3300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22pt" style:font-size-asian="18pt" style:font-size-complex="22pt"/>
    </style:style>
    <style:style style:name="T2" style:family="text">
      <style:text-properties style:text-position="-33% 58%" fo:font-size="22pt" style:font-size-asian="18pt" style:font-size-complex="22pt"/>
    </style:style>
    <style:style style:name="T3" style:family="text">
      <style:text-properties fo:color="#ff3300" fo:font-size="26pt" fo:font-weight="bold" style:font-size-asian="26pt" style:font-weight-asian="bold" style:font-size-complex="2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98in" svg:stroke-color="#0084d1" draw:marker-start-width="0.228in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598in" svg:stroke-color="#0084d1" draw:marker-start-width="0.228in" draw:marker-end-width="0.228in" draw:fill-color="#ffffff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3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02in" svg:stroke-color="#ff33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ffffff" draw:fill-color="#ffffff" draw:textarea-horizontal-align="justify" draw:textarea-vertical-align="middle" draw:auto-grow-height="false" fo:min-height="1.5575in" fo:min-width="1.557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3.5134in" svg:height="5.2909in" draw:z-index="0"><draw:image xlink:href="Pictures/10000201000000FD0000017DE614FDE82A9CFA69.png" xlink:type="simple" xlink:show="embed" xlink:actuate="onLoad"/></draw:frame><draw:line text:anchor-type="paragraph" draw:z-index="1" draw:name="Shape1" draw:style-name="gr1" draw:text-style-name="P1" svg:x1="3.7154in" svg:y1="1.1189in" svg:x2="3.7209in" svg:y2="3.6551in"><text:p/></draw:line><draw:line text:anchor-type="paragraph" draw:z-index="2" draw:name="Shape2" draw:style-name="gr1" draw:text-style-name="P2" svg:x1="3.1945in" svg:y1="3.6232in" svg:x2="3.7154in" svg:y2="3.6287in"><text:p/></draw:line><draw:line text:anchor-type="paragraph" draw:z-index="3" draw:name="Shape3" draw:style-name="gr2" draw:text-style-name="P3" svg:x1="3.7154in" svg:y1="1.1189in" svg:x2="3.1945in" svg:y2="3.6287in"><text:p/></draw:line><draw:frame text:anchor-type="paragraph" draw:z-index="4" draw:name="Shape4" draw:style-name="gr3" draw:text-style-name="P4" svg:width="0.7248in" svg:height="0.4362in" svg:x="3.3091in" svg:y="3.7091in"><draw:text-box><text:p><text:span text:style-name="T1">Z</text:span><text:span text:style-name="T2">wc</text:span></text:p></draw:text-box></draw:frame><draw:ellipse text:anchor-type="paragraph" draw:z-index="5" draw:name="Shape5" draw:style-name="gr4" draw:text-style-name="P1" svg:width="0.5106in" svg:height="0.6031in" svg:x="3.4339in" svg:y="1.4299in" draw:kind="arc" draw:start-angle="225.4" draw:end-angle="280.53"><text:p/></draw:ellipse><draw:frame text:anchor-type="paragraph" draw:z-index="6" draw:name="Shape6" draw:style-name="gr5" draw:text-style-name="P5" svg:width="0.3276in" svg:height="0.4161in" svg:x="3.8346in" svg:y="1.7882in"><draw:text-box><text:p><text:span text:style-name="T3">ψ</text:span></text:p></draw:text-box></draw:frame><draw:custom-shape text:anchor-type="paragraph" draw:z-index="7" draw:name="Shape7" draw:style-name="gr6" draw:text-style-name="P3" svg:width="1.5579in" svg:height="1.5579in" svg:x="4.3508in" svg:y="3.861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4:35:12.380808702</meta:creation-date>
    <dc:date>2017-11-25T14:47:00.135772347</dc:date>
    <meta:editing-duration>PT5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